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if" svg:font-family="'Liberation Seif'"/>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956a4" officeooo:paragraph-rsid="000956a4" style:font-weight-asian="bold" style:font-weight-complex="bold"/>
    </style:style>
    <style:style style:name="P3" style:family="paragraph" style:parent-style-name="Standard">
      <style:text-properties fo:font-weight="bold" officeooo:rsid="000956a4" officeooo:paragraph-rsid="0009ee93" style:font-weight-asian="bold" style:font-weight-complex="bold"/>
    </style:style>
    <style:style style:name="P4" style:family="paragraph" style:parent-style-name="Standard">
      <style:text-properties fo:font-weight="bold" officeooo:rsid="000cf5db" officeooo:paragraph-rsid="000cf5db" style:font-weight-asian="bold" style:font-weight-complex="bold"/>
    </style:style>
    <style:style style:name="P5" style:family="paragraph" style:parent-style-name="Standard">
      <style:text-properties fo:font-weight="bold" officeooo:rsid="000d8256" officeooo:paragraph-rsid="000d8256" style:font-weight-asian="bold" style:font-weight-complex="bold"/>
    </style:style>
    <style:style style:name="P6" style:family="paragraph" style:parent-style-name="Standard">
      <style:text-properties fo:font-weight="bold" officeooo:rsid="000ec4f2" officeooo:paragraph-rsid="000ec4f2" style:font-weight-asian="bold" style:font-weight-complex="bold"/>
    </style:style>
    <style:style style:name="P7" style:family="paragraph" style:parent-style-name="Standard">
      <style:text-properties officeooo:rsid="0006a742" officeooo:paragraph-rsid="0006a742"/>
    </style:style>
    <style:style style:name="P8" style:family="paragraph" style:parent-style-name="Standard">
      <style:text-properties officeooo:rsid="000956a4" officeooo:paragraph-rsid="000956a4"/>
    </style:style>
    <style:style style:name="P9" style:family="paragraph" style:parent-style-name="Standard">
      <style:text-properties officeooo:paragraph-rsid="0009ee93"/>
    </style:style>
    <style:style style:name="P10" style:family="paragraph" style:parent-style-name="Standard">
      <style:text-properties officeooo:rsid="000af581" officeooo:paragraph-rsid="000af581"/>
    </style:style>
    <style:style style:name="P11" style:family="paragraph" style:parent-style-name="Standard">
      <style:text-properties fo:font-weight="normal" officeooo:rsid="000cf5db" officeooo:paragraph-rsid="000cf5db" style:font-weight-asian="normal" style:font-weight-complex="normal"/>
    </style:style>
    <style:style style:name="P12" style:family="paragraph" style:parent-style-name="Standard">
      <style:text-properties fo:font-weight="normal" officeooo:rsid="000d8256" officeooo:paragraph-rsid="000d8256" style:font-weight-asian="normal" style:font-weight-complex="normal"/>
    </style:style>
    <style:style style:name="T1" style:family="text">
      <style:text-properties officeooo:rsid="00083778"/>
    </style:style>
    <style:style style:name="T2" style:family="text">
      <style:text-properties fo:font-weight="normal" style:font-weight-asian="normal" style:font-weight-complex="normal"/>
    </style:style>
    <style:style style:name="T3" style:family="text">
      <style:text-properties fo:font-weight="normal" officeooo:rsid="0009ee93" style:font-weight-asian="normal" style:font-weight-complex="normal"/>
    </style:style>
    <style:style style:name="T4" style:family="text">
      <style:text-properties fo:font-weight="normal" officeooo:rsid="000abc03" style:font-weight-asian="normal" style:font-weight-complex="normal"/>
    </style:style>
    <style:style style:name="T5" style:family="text">
      <style:text-properties fo:font-weight="normal" officeooo:rsid="000956a4" style:font-weight-asian="normal" style:font-weight-complex="normal"/>
    </style:style>
    <style:style style:name="T6" style:family="text">
      <style:text-properties fo:font-weight="normal" officeooo:rsid="000ec4f2" style:font-weight-asian="normal" style:font-weight-complex="normal"/>
    </style:style>
    <style:style style:name="T7" style:family="text">
      <style:text-properties officeooo:rsid="000abc03"/>
    </style:style>
    <style:style style:name="T8" style:family="text">
      <style:text-properties fo:font-style="italic" style:font-style-asian="italic" style:font-style-complex="italic"/>
    </style:style>
    <style:style style:name="T9" style:family="text">
      <style:text-properties fo:font-style="italic" officeooo:rsid="000b9a81" style:font-style-asian="italic" style:font-style-complex="italic"/>
    </style:style>
    <style:style style:name="T10" style:family="text">
      <style:text-properties fo:font-style="italic" officeooo:rsid="000cf5db"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b9a81" style:font-style-asian="normal" style:font-style-complex="normal"/>
    </style:style>
    <style:style style:name="T13" style:family="text">
      <style:text-properties fo:font-style="normal" officeooo:rsid="000cf5db" style:font-style-asian="normal" style:font-style-complex="normal"/>
    </style:style>
    <style:style style:name="T14" style:family="text">
      <style:text-properties fo:font-style="normal" fo:font-weight="bold" officeooo:rsid="000b9a81" style:font-style-asian="normal" style:font-weight-asian="bold" style:font-style-complex="normal" style:font-weight-complex="bold"/>
    </style:style>
    <style:style style:name="T15" style:family="text">
      <style:text-properties fo:font-style="normal" fo:font-weight="bold" officeooo:rsid="000cf5db" style:font-style-asian="normal" style:font-weight-asian="bold" style:font-style-complex="normal" style:font-weight-complex="bold"/>
    </style:style>
    <style:style style:name="T16" style:family="text">
      <style:text-properties fo:font-style="normal" fo:font-weight="normal" officeooo:rsid="000cf5db" style:font-style-asian="normal" style:font-weight-asian="normal" style:font-style-complex="normal" style:font-weight-complex="normal"/>
    </style:style>
    <style:style style:name="T17" style:family="text">
      <style:text-properties officeooo:rsid="000d8256"/>
    </style:style>
    <style:style style:name="T18" style:family="text">
      <style:text-properties officeooo:rsid="000ec4f2"/>
    </style:style>
    <style:style style:name="T19" style:family="text">
      <style:text-properties fo:font-variant="normal" fo:text-transform="none" fo:color="#1f1f1f" style:font-name="OpenSans" fo:font-size="10.5pt" fo:letter-spacing="normal" fo:font-style="normal" fo:font-weight="normal"/>
    </style:style>
    <style:style style:name="T20" style:family="text">
      <style:text-properties fo:font-variant="normal" fo:text-transform="none" fo:color="#1f1f1f" fo:letter-spacing="normal"/>
    </style:style>
    <style:style style:name="T21" style:family="text">
      <style:text-properties fo:font-variant="normal" fo:text-transform="none" fo:color="#1f1f1f" fo:font-size="10.5pt" fo:letter-spacing="normal" fo:font-style="normal" fo:font-weight="normal"/>
    </style:style>
    <style:style style:name="T22" style:family="text">
      <style:text-properties fo:font-variant="normal" fo:text-transform="none" fo:color="#1f1f1f" style:font-name="Liberation Seif" fo:font-size="10.5pt" fo:letter-spacing="normal" fo:font-style="normal" fo:font-weight="normal"/>
    </style:style>
    <style:style style:name="T23" style:family="text">
      <style:text-properties fo:font-variant="normal" fo:text-transform="none" fo:color="#1f1f1f" style:font-name="Liberation Seif" fo:letter-spacing="normal"/>
    </style:style>
    <style:style style:name="T24" style:family="text">
      <style:text-properties fo:font-variant="normal" fo:text-transform="none" fo:color="#1f1f1f" style:font-name="Liberation Serif" fo:font-size="10.5pt" fo:letter-spacing="normal" fo:font-style="normal" fo:font-weight="normal"/>
    </style:style>
    <style:style style:name="T25" style:family="text">
      <style:text-properties fo:font-variant="normal" fo:text-transform="none" fo:color="#1f1f1f" style:font-name="Liberation Serif" fo:letter-spacing="normal"/>
    </style:style>
    <style:style style:name="T26" style:family="text">
      <style:text-properties style:font-name="Liberation Seif"/>
    </style:style>
    <style:style style:name="T27" style:family="text">
      <style:text-properties style:font-name="Liberation Serif"/>
    </style:style>
    <style:style style:name="T28" style:family="text">
      <style:text-properties officeooo:rsid="000f2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The Head Trainer, U.S. Bicy<text:span text:style-name="T1">c</text:span>le Team</text:p>
      <text:p text:style-name="Standard">FROM: John Doe, Sports Science Research Consultant</text:p>
      <text:p text:style-name="Standard">DATE: September 18, 2020</text:p>
      <text:p text:style-name="Standard">SUBJECT: Chocolate Consumption and Cycling Performance Study Overview <text:span text:style-name="T28">and Recommendations</text:span></text:p>
      <text:p text:style-name="Standard"/>
      <text:p text:style-name="P1">Recommendations</text:p>
      <text:p text:style-name="P7">I’ve reviewed the article you’ve forwarded to me concerning a possible relationship between chocolate consumption and cycling performance. <text:s/>My interpretation of the <text:span text:style-name="T1">data is that there is positive relationship between dark chocolate consumption and distance covered during a 2-minute sprint. <text:s/>The design of the study seems to be of high quality which should give us confidence in the data; therefore, I recommend introducing</text:span> dark chocolate into cyclists’ diet <text:span text:style-name="T1">if we are looking to improve 2-minute sprint performance. <text:s/>Continue reading for a more detailed explanation of the study design and the results.</text:span></text:p>
      <text:p text:style-name="Standard"/>
      <text:p text:style-name="P2">The Study Design</text:p>
      <text:p text:style-name="P3"><text:span text:style-name="T2">The study is </text:span><text:span text:style-name="T3">a randomized crossover design which, for this type of research, has a couple of positive aspects compared to a more simple randomized design. <text:s/>The crossover design is a paired type of study, which means participants are exposed to both treatments at different times during the study, a white chocolate regimen and a dark chocolate regimen. <text:s/>This ensures the study is looking at any change in performance of the individual rider rather than comparing performance between different riders. <text:s/>If the study was an independent sample design, it would be harder to </text:span><text:span text:style-name="T4">directly compare treatments. <text:s/>Secondly, the crossover design ensures that there was random determination of which participant started with which treatment first. <text:s/>This controls for the potential of any sort of effect being attributed to a simple increase of performance over time. <text:s/>In other words the designers of the study have taken care to ensure that any perceived difference in the treatment cohorts is due to the treatment itself rather than confounding variables.</text:span></text:p>
      <text:p text:style-name="P9"><text:span text:style-name="T5"><text:s text:c="2"/></text:span></text:p>
      <text:p text:style-name="P1"><text:span text:style-name="T7">I</text:span>nterpreting the <text:span text:style-name="T7">Average Distances Covered</text:span></text:p>
      <text:p text:style-name="P10">Looking at the average distances covered we can see that the means for both treatments (white chocolate and dark chocolate) exceed the baseline. <text:s/>Taking these numbers alone, without applying a statistical lens to the data we might be tempted to say that both treatments are more effective than no treatment at all. <text:s/>However, this line of thinking is misleading. <text:s/>In order to use this information to infer statements about cyclists beyond this sample group, we have to look at the other statistics provided, the standard deviation and the <text:span text:style-name="T8">p</text:span><text:span text:style-name="T11">-value. <text:s/></text:span><text:span text:style-name="T13">To keep things simple, let’s focus on the </text:span><text:span text:style-name="T10">p</text:span><text:span text:style-name="T13">-value. <text:s/></text:span><text:span text:style-name="T11">In the context of hypothesis testing, the </text:span><text:span text:style-name="T8">p</text:span><text:span text:style-name="T11">-value is a measure of probability of seeing the results </text:span><text:span text:style-name="T12">given the hypothesis that there is no effect present. <text:s/>This is a bit confusing to understand but let’s putt it in context of the white chocolate group. <text:s/>We have a </text:span><text:span text:style-name="T9">p</text:span><text:span text:style-name="T12">-value of 0.319</text:span><text:span text:style-name="T11"> </text:span><text:span text:style-name="T12">which essentially indicates, that we have around a 32% chance of seeing a mean of 1419 when there is </text:span><text:span text:style-name="T14">no effect</text:span><text:span text:style-name="T12"> of white chocolate consumption on distance traveled. <text:s/>This a pretty high chance of seeing this data. <text:s/>Compared this with the </text:span><text:span text:style-name="T9">p-</text:span><text:span text:style-name="T12">value of </text:span><text:span text:style-name="T13">dark chocolate at 0.001, which is saying we have 0.1% of seeing this data if there is </text:span><text:span text:style-name="T15">no</text:span><text:span text:style-name="T16"> </text:span><text:span text:style-name="T15">effect</text:span><text:span text:style-name="T16">. <text:s/>A statistician would interpret these results as it is </text:span><text:span text:style-name="T15">unlikely </text:span><text:span text:style-name="T16">to see the dark chocolate data appear due to randomness but </text:span><text:span text:style-name="T15">not</text:span><text:span text:style-name="T16"> </text:span><text:span text:style-name="T15">unlikely </text:span><text:span text:style-name="T16">to see the white chocolate data appear due to randomness. <text:s/>Since it dark chocolate data is unlikely to be due to randomness, it is possible that there is a relationship between dark chocolate and cycling performance. <text:s/>If confounding variables are blocked and controlled for be would be even more confident in this statement.</text:span></text:p>
      <text:p text:style-name="Standard"/>
      <text:p text:style-name="P8"/>
      <text:p text:style-name="P4">Interpreting the Confidence Intervals</text:p>
      <text:p text:style-name="P11">Looking at the first confidence interval, for dark chocolate, this is a confidence interval around the difference between the dark chocolate distance traveled mean and the baseline mean. <text:s/>The biggest <text:soft-page-break/>takeaway here is that the upper and lower bound are both greater than 0. <text:s/>This can be interpreted as meaning it is unlikely that the difference between the two means is 0 <text:span text:style-name="T17">(which would indicate that there might be no difference between the true population means that these two statistics are estimating) and since the result is positive, we can say with 95% confidence that the population mean for the dark chocolate group is higher than the population mean for the baseline group.</text:span></text:p>
      <text:p text:style-name="P11"/>
      <text:p text:style-name="P12">The second confidence interval is looking at the difference between the dark chocolate mean and the white chocolate mean. <text:s/>Again our takeaway is that because the bounds of the confidence interval are greater than 0, we can say with 95% confidence that the population mean for the dark chocolate group is higher than the white chocolate group.</text:p>
      <text:p text:style-name="P12"/>
      <text:p text:style-name="P5">Conclusion</text:p>
      <text:p text:style-name="P5"><text:span text:style-name="T2">I reiterate my recommendations from earlier: there is evidence that introducing dark chocolate into the cyclists diet could increase distance traveled during sprints. <text:s/>Furthermore there is no strong evidence to say the same of introducing white chocolate to the training diet. <text:s/></text:span><text:span text:style-name="T6">Since we only have the one study, it would perhaps be too liberal to state a true causal relationship between dark chocolate and performance at this point, but for the minimal financial cost of adding chocolate to the diet, it would seem reasonable to go ahead with the treatment. <text:s/></text:span><text:span text:style-name="T18">As a caveat</text:span><text:span text:style-name="T6"> the study only included male participants so these results cannot be formally extended to include female cyclists; however, given the small cost it might still be worth introducing chocolate into female cyclists’ diet as well.</text:span></text:p>
      <text:p text:style-name="P5"><text:span text:style-name="T6"/></text:p>
      <text:p text:style-name="P6">Reference:</text:p>
      <text:p text:style-name="P6"><text:span text:style-name="T24">Data is from: Patel, R. K.; Brouner, J.; Spendiff, O. </text:span><text:span text:style-name="Emphasis"><text:span text:style-name="T27">Journal of the International Society of Sports Nutrition</text:span></text:span><text:span text:style-name="T24">. </text:span><text:span text:style-name="Strong_20_Emphasis"><text:span text:style-name="T27">2015</text:span></text:span><text:span text:style-name="T25"> </text:span><text:span text:style-name="T24">12: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if" svg:font-family="'Liberation Seif'"/>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8T14:23:57.763027477</meta:creation-date>
    <dc:date>2020-09-18T16:30:30.334734971</dc:date>
    <meta:editing-duration>PT23M3S</meta:editing-duration>
    <meta:editing-cycles>5</meta:editing-cycles>
    <meta:generator>LibreOffice/6.0.7.3$Linux_X86_64 LibreOffice_project/00m0$Build-3</meta:generator>
    <meta:document-statistic meta:table-count="0" meta:image-count="0" meta:object-count="0" meta:page-count="2" meta:paragraph-count="18" meta:word-count="903" meta:character-count="5606" meta:non-whitespace-character-count="4691"/>
  </office:meta>
</office:document-meta>
</file>